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458cm" fo:min-width="2.208cm" draw:shadow="hidden" loext:decorative="false"/>
    </style:style>
    <style:style style:name="gr2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3.75cm" fo:min-width="2.5cm" loext:decorative="false"/>
    </style:style>
    <style:style style:name="gr3" style:family="graphic" style:parent-style-name="standard">
      <style:graphic-properties svg:stroke-width="0.1cm" svg:stroke-color="#2a6099" draw:marker-start-width="0.35cm" draw:marker-end-width="0.35cm" draw:fill="solid" draw:fill-color="#2a6099" loext:fill-use-slide-background="false" draw:textarea-horizontal-align="justify" draw:textarea-vertical-align="middle" draw:auto-grow-height="false" fo:min-height="3.75cm" fo:min-width="2.5cm" fo:padding-top="0.175cm" fo:padding-bottom="0.175cm" fo:padding-left="0.3cm" fo:padding-right="0.3cm" loext:decorative="false"/>
    </style:style>
    <style:style style:name="gr4" style:family="graphic" style:parent-style-name="standard">
      <style:graphic-properties svg:stroke-width="0.1cm" svg:stroke-color="#2a6099" draw:marker-start-width="0.35cm" draw:marker-end-width="0.35cm" draw:fill="solid" draw:fill-color="#ffffff" draw:textarea-horizontal-align="justify" draw:textarea-vertical-align="middle" draw:auto-grow-height="false" fo:min-height="3.458cm" fo:min-width="2.208cm" fo:padding-top="0.175cm" fo:padding-bottom="0.175cm" fo:padding-left="0.3cm" fo:padding-right="0.3cm" draw:shadow="hidden" loext:decorative="false"/>
    </style:style>
    <style:style style:name="gr5" style:family="graphic" style:parent-style-name="standard">
      <style:graphic-properties svg:stroke-width="0.1cm" svg:stroke-color="#ff0000" draw:marker-start-width="0.35cm" draw:marker-end-width="0.35cm" draw:fill="solid" draw:fill-color="#ff0000" loext:fill-use-slide-background="false" draw:textarea-horizontal-align="justify" draw:textarea-vertical-align="middle" draw:auto-grow-height="false" fo:min-height="3.75cm" fo:min-width="2.5cm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justify" draw:textarea-vertical-align="middle" draw:auto-grow-height="false" fo:min-height="3.458cm" fo:min-width="2.208cm" fo:padding-top="0.175cm" fo:padding-bottom="0.175cm" fo:padding-left="0.3cm" fo:padding-right="0.3cm" draw:shadow="hidden" loext:decorative="false"/>
    </style:style>
    <style:style style:name="gr7" style:family="graphic" style:parent-style-name="standard">
      <style:graphic-properties draw:stroke="none" draw:fill="solid" draw:fill-color="#2a6099" draw:textarea-horizontal-align="justify" draw:textarea-vertical-align="middle" draw:auto-grow-height="false" fo:min-height="0cm" fo:min-width="1.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2a6099" draw:textarea-horizontal-align="justify" draw:textarea-vertical-align="middle" draw:auto-grow-height="false" fo:min-height="0cm" fo:min-width="1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 fo:wrap-option="wrap" loext:decorative="false"/>
    </style:style>
    <style:style style:name="gr1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1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cm" svg:stroke-color="#00a933" draw:marker-start-width="0.35cm" draw:marker-end-width="0.35cm" draw:fill="solid" draw:fill-color="#00a933" loext:fill-use-slide-background="false" draw:textarea-horizontal-align="justify" draw:textarea-vertical-align="middle" draw:auto-grow-height="false" fo:min-height="3.75cm" fo:min-width="2.5cm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cm" svg:stroke-color="#00a933" draw:marker-start-width="0.35cm" draw:marker-end-width="0.35cm" draw:fill="solid" draw:fill-color="#ffffff" draw:textarea-horizontal-align="justify" draw:textarea-vertical-align="middle" draw:auto-grow-height="false" fo:min-height="3.458cm" fo:min-width="2.208cm" fo:padding-top="0.175cm" fo:padding-bottom="0.175cm" fo:padding-left="0.3cm" fo:padding-right="0.3cm" draw:shadow="hidden" loext:decorative="false"/>
    </style:style>
    <style:style style:name="gr13" style:family="graphic" style:parent-style-name="standard">
      <style:graphic-properties draw:stroke="none" draw:fill="solid" draw:fill-color="#00a933" draw:textarea-horizontal-align="justify" draw:textarea-vertical-align="middle" draw:auto-grow-height="false" fo:min-height="0cm" fo:min-width="1.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00a933" draw:textarea-horizontal-align="justify" draw:textarea-vertical-align="middle" draw:auto-grow-height="false" fo:min-height="1cm" fo:min-width="0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svg:stroke-color="#ffbf00" draw:marker-start-width="0.35cm" draw:marker-end-width="0.35cm" draw:fill="solid" draw:fill-color="#ffbf00" loext:fill-use-slide-background="false" draw:textarea-horizontal-align="justify" draw:textarea-vertical-align="middle" draw:auto-grow-height="false" fo:min-height="3.75cm" fo:min-width="2.5cm" fo:padding-top="0.175cm" fo:padding-bottom="0.175cm" fo:padding-left="0.3cm" fo:padding-right="0.3cm" loext:decorative="false"/>
    </style:style>
    <style:style style:name="gr16" style:family="graphic" style:parent-style-name="standard">
      <style:graphic-properties svg:stroke-width="0.1cm" svg:stroke-color="#ffbf00" draw:marker-start-width="0.35cm" draw:marker-end-width="0.35cm" draw:fill="solid" draw:fill-color="#ffffff" draw:textarea-horizontal-align="justify" draw:textarea-vertical-align="middle" draw:auto-grow-height="false" fo:min-height="3.458cm" fo:min-width="2.208cm" fo:padding-top="0.175cm" fo:padding-bottom="0.175cm" fo:padding-left="0.3cm" fo:padding-right="0.3cm" draw:shadow="hidden" loext:decorative="false"/>
    </style:style>
    <style:style style:name="gr17" style:family="graphic" style:parent-style-name="standard">
      <style:graphic-properties draw:stroke="none" draw:fill="solid" draw:fill-color="#ffbf00" draw:textarea-horizontal-align="justify" draw:textarea-vertical-align="middle" draw:auto-grow-height="false" fo:min-height="0.458cm" fo:min-width="0.208cm" loext:decorative="false"/>
    </style:style>
    <style:style style:name="gr18" style:family="graphic" style:parent-style-name="standard">
      <style:graphic-properties svg:stroke-width="0.1cm" svg:stroke-color="#ffbf00" draw:marker-start-width="0.35cm" draw:marker-end-width="0.35cm" draw:fill="solid" draw:fill-color="#ffffff" draw:textarea-horizontal-align="justify" draw:textarea-vertical-align="middle" draw:auto-grow-height="false" fo:min-height="0.65cm" fo:min-width="0.4cm" fo:padding-top="0.175cm" fo:padding-bottom="0.175cm" fo:padding-left="0.3cm" fo:padding-right="0.3cm" loext:decorative="false"/>
    </style:style>
    <style:style style:name="gr19" style:family="graphic" style:parent-style-name="standard">
      <style:graphic-properties draw:stroke="none" draw:fill="solid" draw:fill-color="#ffbf00" draw:textarea-horizontal-align="justify" draw:textarea-vertical-align="middle" draw:auto-grow-height="false" fo:min-height="0.084cm" fo:min-width="0cm" loext:decorative="false"/>
    </style:style>
    <style:style style:name="gr2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973cm" fo:min-width="2.401cm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1.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1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.75cm" fo:min-width="2.5cm" loext:decorative="false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75cm" fo:min-width="2.5cm" fo:padding-top="0.175cm" fo:padding-bottom="0.175cm" fo:padding-left="0.3cm" fo:padding-right="0.3cm" loext:decorative="false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0.055cm" fo:min-width="0.025cm" fo:padding-top="0.175cm" fo:padding-bottom="0.175cm" fo:padding-left="0.3cm" fo:padding-right="0.3cm" loext:decorative="false"/>
    </style:style>
    <style:style style:name="gr27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justify" draw:textarea-vertical-align="middle" draw:auto-grow-height="false" fo:min-height="3.458cm" fo:min-width="2.209cm" fo:padding-top="0.175cm" fo:padding-bottom="0.175cm" fo:padding-left="0.3cm" fo:padding-right="0.3cm" loext:decorative="false"/>
    </style:style>
    <style:style style:name="gr2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54cm" fo:min-width="1.654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1.5cm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2a6099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2a6099"/>
      <style:paragraph-properties fo:text-align="center" style:writing-mode="lr-tb"/>
    </style:style>
    <style:style style:name="P5" style:family="paragraph">
      <loext:graphic-properties draw:fill="solid" draw:fill-color="#ff0000"/>
      <style:paragraph-properties fo:text-align="center" style:writing-mode="lr-tb"/>
    </style:style>
    <style:style style:name="P6" style:family="paragraph">
      <loext:graphic-properties draw:fill="solid" draw:fill-color="#00a933"/>
      <style:paragraph-properties fo:text-align="center"/>
    </style:style>
    <style:style style:name="P7" style:family="paragraph">
      <loext:graphic-properties draw:fill="solid" draw:fill-color="#00a933"/>
      <style:paragraph-properties fo:text-align="center" style:writing-mode="lr-tb"/>
    </style:style>
    <style:style style:name="P8" style:family="paragraph">
      <loext:graphic-properties draw:fill="solid" draw:fill-color="#ffbf00"/>
      <style:paragraph-properties fo:text-align="center"/>
    </style:style>
    <style:style style:name="P9" style:family="paragraph">
      <loext:graphic-properties draw:fill="solid" draw:fill-color="#000000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cm" svg:height="4cm" svg:x="10cm" svg:y="7cm" svg:viewBox="0 0 3001 4001" svg:d="M3001 1555v2147c0 52-14 104-40 150-26 45-64 83-109 109-46 26-98 40-150 40h-2403c-52 0-104-14-149-40-46-26-84-64-110-109-26-46-40-98-40-150v-1-3402c0-52 14-104 40-149 26-46 64-84 110-110 45-26 97-40 149-40h1146zM1799 0h903c52 0 104 14 150 40 45 26 83 64 109 110 26 45 40 97 40 149v903z">
          <text:p/>
        </draw:path>
        <draw:path draw:style-name="gr2" draw:text-style-name="P1" draw:layer="layout" svg:width="2.999cm" svg:height="3.999cm" svg:x="6.5cm" svg:y="7cm" svg:viewBox="0 0 3000 4000" svg:d="M3000 1554v2446h-3000v-4000h1445zM1799 0h1201v1201z">
          <text:p/>
        </draw:path>
        <draw:polygon draw:style-name="gr3" draw:text-style-name="P2" draw:layer="layout" svg:width="1.2cm" svg:height="1.2cm" svg:x="8.299cm" svg:y="14cm" svg:viewBox="0 0 1201 1201" draw:points="0,0 1201,0 1201,1201">
          <text:p/>
        </draw:polygon>
        <draw:path draw:style-name="gr4" draw:text-style-name="P1" draw:layer="layout" svg:width="3cm" svg:height="4cm" svg:x="6.499cm" svg:y="14cm" svg:viewBox="0 0 3001 4001" svg:d="M3001 1555v2147c0 52-14 104-40 150-26 45-64 83-109 109-46 26-98 40-150 40h-2403c-52 0-104-14-149-40-46-26-84-64-110-109-26-46-40-98-40-150v-1-3402c0-52 14-104 40-149 26-46 64-84 110-110 45-26 97-40 149-40h1146z">
          <text:p/>
        </draw:path>
        <draw:polygon draw:style-name="gr5" draw:text-style-name="P3" draw:layer="layout" svg:width="1.2cm" svg:height="1.2cm" svg:x="11.799cm" svg:y="14cm" svg:viewBox="0 0 1201 1201" draw:points="0,0 1201,0 1201,1201">
          <text:p/>
        </draw:polygon>
        <draw:path draw:style-name="gr6" draw:text-style-name="P1" draw:layer="layout" svg:width="3cm" svg:height="4cm" svg:x="9.999cm" svg:y="14cm" svg:viewBox="0 0 3001 4001" svg:d="M3001 1555v2147c0 52-14 104-40 150-26 45-64 83-109 109-46 26-98 40-150 40h-2403c-52 0-104-14-149-40-46-26-84-64-110-109-26-46-40-98-40-150v-1-3402c0-52 14-104 40-149 26-46 64-84 110-110 45-26 97-40 149-40h1146z">
          <text:p/>
        </draw:path>
        <draw:custom-shape draw:style-name="gr7" draw:text-style-name="P4" draw:layer="layout" svg:width="2cm" svg:height="0.25cm" svg:x="7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5cm" svg:height="0.25cm" svg:x="7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cm" svg:height="0.25cm" svg:x="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25cm" svg:height="0.25cm" svg:x="10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5cm" svg:height="0.25cm" svg:x="1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25cm" svg:height="0.25cm" svg:x="10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5cm" svg:height="0.25cm" svg:x="11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25cm" svg:height="0.25cm" svg:x="10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5cm" svg:height="0.25cm" svg:x="11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1" draw:text-style-name="P6" draw:layer="layout" svg:width="1.2cm" svg:height="1.2cm" svg:x="15.299cm" svg:y="14cm" svg:viewBox="0 0 1201 1201" draw:points="0,0 1201,0 1201,1201">
          <text:p/>
        </draw:polygon>
        <draw:path draw:style-name="gr12" draw:text-style-name="P1" draw:layer="layout" svg:width="3cm" svg:height="4cm" svg:x="13.499cm" svg:y="14cm" svg:viewBox="0 0 3001 4001" svg:d="M3001 1555v2147c0 52-14 104-40 150-26 45-64 83-109 109-46 26-98 40-150 40h-2403c-52 0-104-14-149-40-46-26-84-64-110-109-26-46-40-98-40-150v-1-3402c0-52 14-104 40-149 26-46 64-84 110-110 45-26 97-40 149-40h1146z">
          <text:p/>
        </draw:path>
        <draw:custom-shape draw:style-name="gr13" draw:text-style-name="P7" draw:layer="layout" svg:width="2cm" svg:height="0.25cm" svg:x="1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cm" svg:height="0.25cm" svg:x="14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cm" svg:height="0.25cm" svg:x="14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25cm" svg:height="1.25cm" svg:x="1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25cm" svg:height="1.25cm" svg:x="14.9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25cm" svg:height="1.25cm" svg:x="15.7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5" draw:text-style-name="P8" draw:layer="layout" svg:width="1.2cm" svg:height="1.2cm" svg:x="18.8cm" svg:y="14cm" svg:viewBox="0 0 1201 1201" draw:points="0,0 1201,0 1201,1201">
          <text:p/>
        </draw:polygon>
        <draw:path draw:style-name="gr16" draw:text-style-name="P1" draw:layer="layout" svg:width="3cm" svg:height="4cm" svg:x="17cm" svg:y="14cm" svg:viewBox="0 0 3001 4001" svg:d="M3001 1555v2147c0 52-14 104-40 150-26 45-64 83-109 109-46 26-98 40-150 40h-2403c-52 0-104-14-149-40-46-26-84-64-110-109-26-46-40-98-40-150v-1-3402c0-52 14-104 40-149 26-46 64-84 110-110 45-26 97-40 149-40h1146z">
          <text:p/>
        </draw:path>
        <draw:custom-shape draw:style-name="gr17" draw:text-style-name="P8" draw:layer="layout" svg:width="1cm" svg:height="1cm" svg:x="17.5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cm" svg:height="1cm" svg:x="18.2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cm" svg:height="1cm" svg:x="18.1cm" svg:y="16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7" draw:text-style-name="P4" draw:layer="layout" svg:width="2cm" svg:height="0.25cm" svg:x="7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3cm" svg:height="4cm" draw:transform="rotate (-3.14159265358979) translate (41.999cm 32cm)">
          <text:p/>
          <draw:enhanced-geometry svg:viewBox="0 0 21600 21600" draw:mirror-horizontal="true" draw:glue-points="10800 0 0 10800 10800 21600 21600 10800" draw:text-areas="0 0 21600 ?f11" draw:type="paper" draw:modifiers="17698.90036654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style-name="gr21" draw:text-style-name="P9" draw:layer="layout" svg:width="2cm" svg:height="0.25cm" svg:x="39.499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1.5cm" svg:height="0.25cm" svg:x="39.499cm" svg:y="3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2cm" svg:height="0.25cm" svg:x="39.499cm" svg:y="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2cm" svg:height="0.25cm" svg:x="39.499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3cm" svg:height="4cm" svg:x="6.5cm" svg:y="7cm">
          <text:p/>
          <draw:enhanced-geometry svg:viewBox="0 0 21600 21600" draw:type="rectangle" draw:enhanced-path="M 0 0 L 21600 0 21600 21600 0 21600 0 0 Z N"/>
        </draw:custom-shape>
        <draw:g draw:style-name="gr24">
          <draw:polygon draw:style-name="gr25" draw:text-style-name="P1" draw:layer="layout" svg:width="2.999cm" svg:height="3.999cm" svg:x="2cm" svg:y="7.5cm" svg:viewBox="0 0 3000 4000" draw:points="3000,1250 3000,4000 0,4000 0,0 1750,0">
            <text:p/>
          </draw:polygon>
          <draw:custom-shape draw:style-name="gr26" draw:text-style-name="P11" draw:layer="layout" svg:width="1.25cm" svg:height="1.25cm" svg:x="3.75cm" svg:y="7.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9" draw:layer="layout" svg:width="2cm" svg:height="0.25cm" svg:x="2.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9" draw:layer="layout" svg:width="1.5cm" svg:height="0.25cm" svg:x="2.5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9" draw:layer="layout" svg:width="2cm" svg:height="0.25cm" svg:x="2.5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9" draw:layer="layout" svg:width="2cm" svg:height="0.25cm" svg:x="2.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7" draw:text-style-name="P1" draw:layer="layout" svg:width="3.001cm" svg:height="4cm" svg:x="2cm" svg:y="14cm">
          <text:p/>
          <draw:enhanced-geometry svg:viewBox="0 0 21600 21600" draw:path-stretchpoint-x="10800" draw:path-stretchpoint-y="10800" draw:text-areas="?f3 ?f4 ?f5 ?f6" draw:type="round-rectangle" draw:modifiers="1352.69820119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" draw:text-style-name="P5" draw:layer="layout" svg:width="2.25cm" svg:height="1cm" svg:x="2cm" svg:y="14.5cm">
          <text:p text:style-name="P10">PDF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9" draw:text-style-name="P5" draw:layer="layout" svg:width="2cm" svg:height="0.25cm" svg:x="2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2cm" svg:height="0.25cm" svg:x="2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1T15:07:36.496939400</meta:creation-date>
    <dc:date>2025-07-02T06:20:32.772246600</dc:date>
    <meta:editing-duration>PT1H6M59S</meta:editing-duration>
    <meta:editing-cycles>4</meta:editing-cycles>
    <meta:generator>LibreOffice/25.2.4.3$Windows_X86_64 LibreOffice_project/33e196637044ead23f5c3226cde09b47731f7e27</meta:generator>
    <meta:document-statistic meta:object-count="46"/>
  </office:meta>
</office:document-meta>
</file>